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StarSymbol" svg:font-family="StarSymbol" style:font-charset="x-symbol"/>
    <style:font-face style:name="Liberation Serif1" svg:font-family="'Liberation Serif', serif"/>
    <style:font-face style:name="OpenSymbol" svg:font-family="OpenSymbol, 'Arial Unicode MS'"/>
    <style:font-face style:name="Symbol" svg:font-family="Symbol"/>
    <style:font-face style:name="sans-serif1" svg:font-family="sans-serif"/>
    <style:font-face style:name="sans-serif" svg:font-family="sans-serif, Arial"/>
    <style:font-face style:name="FreeSans1" svg:font-family="FreeSans" style:font-family-generic="swiss"/>
    <style:font-face style:name="Sans serif" svg:font-family="'Sans serif', 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style:font-size-asian="15.75pt" style:font-size-complex="18pt"/>
    </style:style>
    <style:style style:name="P2" style:family="paragraph" style:parent-style-name="Standard">
      <style:text-properties fo:font-size="13pt" officeooo:rsid="000325a0" officeooo:paragraph-rsid="000325a0" style:font-size-asian="11.3500003814697pt" style:font-size-complex="13pt"/>
    </style:style>
    <style:style style:name="P3" style:family="paragraph" style:parent-style-name="Standard">
      <style:text-properties officeooo:paragraph-rsid="000325a0"/>
    </style:style>
    <style:style style:name="P4" style:family="paragraph" style:parent-style-name="Standard" style:list-style-name="L1">
      <style:text-properties officeooo:rsid="000325a0" officeooo:paragraph-rsid="000325a0"/>
    </style:style>
    <style:style style:name="P5" style:family="paragraph" style:parent-style-name="Standard">
      <style:text-properties officeooo:rsid="000325a0" officeooo:paragraph-rsid="000325a0"/>
    </style:style>
    <style:style style:name="P6" style:family="paragraph" style:parent-style-name="Standard">
      <style:text-properties officeooo:rsid="00043b07" officeooo:paragraph-rsid="00043b07"/>
    </style:style>
    <style:style style:name="P7" style:family="paragraph" style:parent-style-name="Standard" style:list-style-name="L2">
      <style:text-properties officeooo:rsid="00043b07" officeooo:paragraph-rsid="00043b07"/>
    </style:style>
    <style:style style:name="P8" style:family="paragraph" style:parent-style-name="Standard">
      <style:text-properties officeooo:paragraph-rsid="00043b07"/>
    </style:style>
    <style:style style:name="P9" style:family="paragraph" style:parent-style-name="Standard" style:list-style-name="L5">
      <style:text-properties style:font-name="Liberation Serif" fo:font-size="13pt" officeooo:paragraph-rsid="000db49c" style:font-size-asian="13pt" style:font-size-complex="13pt"/>
    </style:style>
    <style:style style:name="P10" style:family="paragraph" style:parent-style-name="Standard" style:list-style-name="L5">
      <style:text-properties style:font-name="Liberation Serif" fo:font-size="13pt" officeooo:rsid="000db49c" officeooo:paragraph-rsid="000db49c" style:font-size-asian="13pt" style:font-size-complex="13pt"/>
    </style:style>
    <style:style style:name="P11" style:family="paragraph" style:parent-style-name="Standard" style:list-style-name="L3">
      <style:text-properties style:font-name="Liberation Serif" fo:font-size="13pt" officeooo:rsid="0009124b" officeooo:paragraph-rsid="000aa2f0" style:font-size-asian="13pt" style:font-name-complex="sans-serif" style:font-size-complex="13pt"/>
    </style:style>
    <style:style style:name="P12" style:family="paragraph" style:parent-style-name="Standard" style:list-style-name="L5">
      <style:text-properties style:font-name="Liberation Serif" fo:font-size="13pt" officeooo:rsid="000db49c" officeooo:paragraph-rsid="000f33db" style:font-size-asian="13pt" style:font-name-complex="sans-serif" style:font-size-complex="13pt"/>
    </style:style>
    <style:style style:name="P13" style:family="paragraph" style:parent-style-name="Standard" style:list-style-name="L5">
      <style:text-properties style:font-name="Liberation Serif" fo:font-size="13pt" officeooo:rsid="000f33db" officeooo:paragraph-rsid="000f33db" style:font-size-asian="13pt" style:font-name-complex="sans-serif" style:font-size-complex="13pt"/>
    </style:style>
    <style:style style:name="P14" style:family="paragraph" style:parent-style-name="Standard">
      <style:text-properties style:font-name="Liberation Serif" fo:font-size="13pt" officeooo:rsid="000f33db" officeooo:paragraph-rsid="000f33db" style:font-size-asian="13pt" style:font-name-complex="sans-serif" style:font-size-complex="13pt"/>
    </style:style>
    <style:style style:name="P15" style:family="paragraph" style:parent-style-name="Standard">
      <style:text-properties style:font-name="Liberation Serif" fo:font-size="13pt" officeooo:rsid="000f33db" officeooo:paragraph-rsid="000fe342" style:font-size-asian="13pt" style:font-name-complex="sans-serif" style:font-size-complex="13pt"/>
    </style:style>
    <style:style style:name="P16" style:family="paragraph" style:parent-style-name="Standard" style:list-style-name="L2">
      <style:text-properties style:font-name="Liberation Serif" fo:font-size="13pt" fo:font-weight="normal" officeooo:rsid="0004ba97" officeooo:paragraph-rsid="0004ba97" style:font-size-asian="13pt" style:font-weight-asian="normal" style:font-size-complex="13pt" style:font-weight-complex="normal"/>
    </style:style>
    <style:style style:name="P17" style:family="paragraph" style:parent-style-name="Standard" style:list-style-name="L2">
      <style:text-properties style:font-name="Liberation Serif" fo:font-size="13pt" fo:font-weight="normal" officeooo:rsid="00069f39" officeooo:paragraph-rsid="00069f39" style:font-size-asian="13pt" style:font-weight-asian="normal" style:font-size-complex="13pt" style:font-weight-complex="normal"/>
    </style:style>
    <style:style style:name="P18" style:family="paragraph" style:parent-style-name="Standard">
      <style:text-properties style:font-name="sans-serif" fo:font-size="13.5pt" officeooo:rsid="00043b07" officeooo:paragraph-rsid="00069f39" style:font-size-asian="13.5pt" style:font-name-complex="sans-serif"/>
    </style:style>
    <style:style style:name="P19" style:family="paragraph" style:parent-style-name="Standard">
      <style:text-properties style:font-name="sans-serif" fo:font-size="13.5pt" officeooo:rsid="00069f39" officeooo:paragraph-rsid="00074aa9" style:font-size-asian="13.5pt" style:font-name-complex="sans-serif"/>
    </style:style>
    <style:style style:name="P20" style:family="paragraph" style:parent-style-name="Standard">
      <style:text-properties style:font-name="sans-serif" fo:font-size="13.5pt" officeooo:rsid="00074aa9" officeooo:paragraph-rsid="00074aa9" style:font-size-asian="13.5pt" style:font-name-complex="sans-serif"/>
    </style:style>
    <style:style style:name="P21" style:family="paragraph" style:parent-style-name="Standard" style:list-style-name="L3">
      <style:text-properties style:font-name="sans-serif" fo:font-size="13.5pt" officeooo:rsid="0009124b" officeooo:paragraph-rsid="0009124b" style:font-size-asian="13.5pt" style:font-name-complex="sans-serif"/>
    </style:style>
    <style:style style:name="P22" style:family="paragraph" style:parent-style-name="Standard" style:list-style-name="L3">
      <style:text-properties style:font-name="sans-serif" fo:font-size="13.5pt" officeooo:rsid="0009124b" officeooo:paragraph-rsid="000aa2f0" style:font-size-asian="13.5pt" style:font-name-complex="sans-serif"/>
    </style:style>
    <style:style style:name="P23" style:family="paragraph" style:parent-style-name="Standard" style:list-style-name="L3">
      <style:text-properties officeooo:paragraph-rsid="000b3546"/>
    </style:style>
    <style:style style:name="P24" style:family="paragraph" style:parent-style-name="Standard">
      <style:text-properties officeooo:paragraph-rsid="000b3546"/>
    </style:style>
    <style:style style:name="P25" style:family="paragraph" style:parent-style-name="Standard" style:list-style-name="L4">
      <style:text-properties officeooo:rsid="000b5298" officeooo:paragraph-rsid="000b5298"/>
    </style:style>
    <style:style style:name="P26" style:family="paragraph" style:parent-style-name="Standard" style:list-style-name="L4">
      <style:text-properties officeooo:rsid="000c1b96" officeooo:paragraph-rsid="000c1b96"/>
    </style:style>
    <style:style style:name="P27" style:family="paragraph" style:parent-style-name="Standard">
      <style:text-properties officeooo:rsid="000c1b96" officeooo:paragraph-rsid="000c1b96"/>
    </style:style>
    <style:style style:name="P28" style:family="paragraph" style:parent-style-name="Standard">
      <style:text-properties officeooo:paragraph-rsid="000db49c"/>
    </style:style>
    <style:style style:name="P29" style:family="paragraph" style:parent-style-name="Standard">
      <style:text-properties officeooo:paragraph-rsid="00119047"/>
    </style:style>
    <style:style style:name="P30" style:family="paragraph" style:parent-style-name="Standard">
      <style:text-properties style:font-name="sans-serif1" fo:font-size="24pt"/>
    </style:style>
    <style:style style:name="P31" style:family="paragraph" style:parent-style-name="Standard">
      <style:text-properties officeooo:paragraph-rsid="00128f31"/>
    </style:style>
    <style:style style:name="T1" style:family="text">
      <style:text-properties officeooo:rsid="000325a0"/>
    </style:style>
    <style:style style:name="T2" style:family="text">
      <style:text-properties fo:font-size="13pt" style:font-size-asian="11.3500003814697pt" style:font-size-complex="13pt"/>
    </style:style>
    <style:style style:name="T3" style:family="text">
      <style:text-properties fo:font-size="13pt" officeooo:rsid="000325a0" style:font-size-asian="11.3500003814697pt" style:font-size-complex="13pt"/>
    </style:style>
    <style:style style:name="T4" style:family="text">
      <style:text-properties fo:font-size="13pt" officeooo:rsid="00043b07" style:font-size-asian="11.3500003814697pt" style:font-size-complex="13pt"/>
    </style:style>
    <style:style style:name="T5" style:family="text">
      <style:text-properties officeooo:rsid="00043b07"/>
    </style:style>
    <style:style style:name="T6" style:family="text">
      <style:text-properties style:font-name="Liberation Serif" fo:font-size="13pt" fo:font-weight="normal" style:font-size-asian="13pt" style:font-weight-asian="normal" style:font-name-complex="sans-serif" style:font-size-complex="13pt" style:font-weight-complex="normal"/>
    </style:style>
    <style:style style:name="T7" style:family="text">
      <style:text-properties style:font-name="Liberation Serif" fo:font-size="13pt" fo:font-weight="normal" officeooo:rsid="00043b07" style:font-size-asian="13pt" style:font-weight-asian="normal" style:font-name-complex="sans-serif" style:font-size-complex="13pt" style:font-weight-complex="normal"/>
    </style:style>
    <style:style style:name="T8" style:family="text">
      <style:text-properties style:font-name="Liberation Serif" fo:font-size="13pt" fo:font-weight="normal" officeooo:rsid="000aa2f0" style:font-size-asian="13pt" style:font-weight-asian="normal" style:font-name-complex="sans-serif" style:font-size-complex="13pt" style:font-weight-complex="normal"/>
    </style:style>
    <style:style style:name="T9" style:family="text">
      <style:text-properties style:font-name="Liberation Serif" fo:font-size="13pt" fo:font-weight="normal" officeooo:rsid="000fe342" style:font-size-asian="13pt" style:font-weight-asian="normal" style:font-name-complex="sans-serif" style:font-size-complex="13pt" style:font-weight-complex="normal"/>
    </style:style>
    <style:style style:name="T10" style:family="text">
      <style:text-properties style:font-name="Liberation Serif" fo:font-size="13pt" fo:font-weight="normal" style:font-size-asian="13pt" style:font-weight-asian="normal" style:font-size-complex="13pt" style:font-weight-complex="normal"/>
    </style:style>
    <style:style style:name="T11" style:family="text">
      <style:text-properties style:font-name="Liberation Serif" fo:font-size="13pt" fo:font-weight="normal" officeooo:rsid="00074aa9" style:font-size-asian="13pt" style:font-weight-asian="normal" style:font-size-complex="13pt" style:font-weight-complex="normal"/>
    </style:style>
    <style:style style:name="T12" style:family="text">
      <style:text-properties style:font-name="Liberation Serif" fo:font-size="13pt" fo:font-weight="normal" officeooo:rsid="0009124b" style:font-size-asian="13pt" style:font-weight-asian="normal" style:font-size-complex="13pt" style:font-weight-complex="normal"/>
    </style:style>
    <style:style style:name="T13" style:family="text">
      <style:text-properties style:font-name="Liberation Serif" fo:font-size="13pt" fo:font-weight="normal" officeooo:rsid="00119047" style:font-size-asian="13pt" style:font-weight-asian="normal" style:font-size-complex="13pt" style:font-weight-complex="normal"/>
    </style:style>
    <style:style style:name="T14" style:family="text">
      <style:text-properties style:font-name="Liberation Serif" fo:font-size="13pt" fo:font-weight="normal" officeooo:rsid="00119047" style:font-size-asian="13pt" style:font-weight-asian="normal" style:font-name-complex="Sans serif" style:font-size-complex="13pt" style:font-weight-complex="normal"/>
    </style:style>
    <style:style style:name="T15" style:family="text">
      <style:text-properties style:font-name="Liberation Serif" fo:font-size="13pt" fo:font-weight="normal" officeooo:rsid="000fe342" style:font-size-asian="13pt" style:font-weight-asian="normal" style:font-name-complex="Sans serif" style:font-size-complex="13pt" style:font-weight-complex="normal"/>
    </style:style>
    <style:style style:name="T16" style:family="text">
      <style:text-properties style:font-name="Liberation Serif" fo:font-size="13pt" fo:font-weight="normal" officeooo:rsid="00128f31" style:font-size-asian="13pt" style:font-weight-asian="normal" style:font-name-complex="Sans serif" style:font-size-complex="13pt" style:font-weight-complex="normal"/>
    </style:style>
    <style:style style:name="T17" style:family="text">
      <style:text-properties style:font-name="Liberation Serif" fo:font-size="13pt" fo:font-weight="normal" officeooo:rsid="00119047" style:font-name-asian="Sans serif" style:font-size-asian="13pt" style:font-weight-asian="normal" style:font-name-complex="Sans serif" style:font-size-complex="13pt" style:font-weight-complex="normal"/>
    </style:style>
    <style:style style:name="T18" style:family="text">
      <style:text-properties style:font-name="Liberation Serif" fo:font-size="13pt" fo:font-weight="normal" style:font-weight-asian="normal" style:font-name-complex="Sans serif" style:font-weight-complex="normal"/>
    </style:style>
    <style:style style:name="T19" style:family="text">
      <style:text-properties style:font-name="Liberation Serif" fo:font-size="13pt" fo:font-weight="normal" officeooo:rsid="00128f31" style:font-weight-asian="normal" style:font-name-complex="Sans serif" style:font-weight-complex="normal"/>
    </style:style>
    <style:style style:name="T20" style:family="text">
      <style:text-properties style:font-name="Liberation Serif" fo:font-size="13pt" style:font-size-asian="13pt" style:font-size-complex="13pt"/>
    </style:style>
    <style:style style:name="T21" style:family="text">
      <style:text-properties style:font-name="Liberation Serif" fo:font-size="13pt" officeooo:rsid="00128f31" style:font-size-asian="13pt" style:font-size-complex="13pt"/>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b3546" style:font-weight-asian="normal" style:font-weight-complex="normal"/>
    </style:style>
    <style:style style:name="T25" style:family="text">
      <style:text-properties fo:font-weight="normal" officeooo:rsid="000c1b96" style:font-weight-asian="normal" style:font-weight-complex="normal"/>
    </style:style>
    <style:style style:name="T26" style:family="text">
      <style:text-properties fo:font-weight="normal" officeooo:rsid="000b5298" style:font-weight-asian="normal" style:font-weight-complex="normal"/>
    </style:style>
    <style:style style:name="T27" style:family="text">
      <style:text-properties fo:font-weight="normal" officeooo:rsid="000f33db" style:font-weight-asian="normal" style:font-weight-complex="normal"/>
    </style:style>
    <style:style style:name="T28" style:family="text">
      <style:text-properties fo:font-weight="normal" officeooo:rsid="000fe342" style:font-weight-asian="normal" style:font-weight-complex="normal"/>
    </style:style>
    <style:style style:name="T29" style:family="text">
      <style:text-properties fo:font-weight="normal" officeooo:rsid="00128f31" style:font-weight-asian="normal" style:font-weight-complex="normal"/>
    </style:style>
    <style:style style:name="T30" style:family="text">
      <style:text-properties fo:font-weight="normal" style:font-weight-asian="normal" style:font-name-complex="sans-serif" style:font-weight-complex="normal"/>
    </style:style>
    <style:style style:name="T31" style:family="text">
      <style:text-properties fo:font-weight="normal" officeooo:rsid="000c1b96" style:font-weight-asian="normal" style:font-name-complex="sans-serif" style:font-weight-complex="normal"/>
    </style:style>
    <style:style style:name="T32" style:family="text">
      <style:text-properties fo:font-weight="normal" officeooo:rsid="000db49c" style:font-weight-asian="normal" style:font-name-complex="sans-serif" style:font-weight-complex="normal"/>
    </style:style>
    <style:style style:name="T33" style:family="text">
      <style:text-properties fo:font-weight="normal" officeooo:rsid="000f33db" style:font-weight-asian="normal" style:font-name-complex="sans-serif" style:font-weight-complex="normal"/>
    </style:style>
    <style:style style:name="T34" style:family="text">
      <style:text-properties style:font-name="Liberation Serif1" fo:font-size="12pt" fo:font-weight="normal" style:font-weight-asian="normal" style:font-weight-complex="normal"/>
    </style:style>
    <style:style style:name="T35" style:family="text">
      <style:text-properties style:font-name="Liberation Serif1" fo:font-size="12pt" fo:font-weight="normal" officeooo:rsid="000fe342" style:font-weight-asian="normal" style:font-weight-complex="normal"/>
    </style:style>
    <style:style style:name="T36" style:family="text">
      <style:text-properties style:font-name="Liberation Serif1" fo:font-size="12pt" fo:font-weight="normal" officeooo:rsid="00119047" style:font-weight-asian="normal" style:font-weight-complex="normal"/>
    </style:style>
    <style:style style:name="T37" style:family="text">
      <style:text-properties style:font-name="Liberation Serif1" fo:font-size="12pt" fo:font-weight="normal" officeooo:rsid="00128f31" style:font-size-asian="13pt" style:font-weight-asian="normal" style:font-name-complex="sans-serif" style:font-size-complex="13pt" style:font-weight-complex="normal"/>
    </style:style>
    <style:style style:name="T38" style:family="text">
      <style:text-properties style:font-name="Liberation Serif1" fo:font-size="12pt" fo:font-weight="normal" officeooo:rsid="000fe342" style:font-size-asian="13pt" style:font-weight-asian="normal" style:font-name-complex="sans-serif" style:font-size-complex="13pt" style:font-weight-complex="normal"/>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span text:style-name="T1">Assignment 10.1</text:span></text:p>
      <text:p text:style-name="P1"/>
      <text:p text:style-name="P2">1.<text:tab/>What qualities should a good Agile tester have?</text:p>
      <text:p text:style-name="P3"><text:span text:style-name="T3">Ans :<text:tab/>A good agile tester should have the following qualities:</text:span></text:p>
      <text:list xml:id="list6357629497490015115" text:style-name="L1">
        <text:list-item>
          <text:p text:style-name="P4"><text:span text:style-name="T2">Should be a good pair programmer</text:span></text:p>
        </text:list-item>
        <text:list-item>
          <text:p text:style-name="P4"><text:span text:style-name="T2">Able to determines the test case to be automated or initiated very often</text:span></text:p>
        </text:list-item>
        <text:list-item>
          <text:p text:style-name="P4"><text:span text:style-name="T2">Should be able to select the most suitable tool for testing for the project</text:span></text:p>
        </text:list-item>
        <text:list-item>
          <text:p text:style-name="P4"><text:span text:style-name="T2">Ready to help the developers always if any problem arise during the unit testing or in any case</text:span></text:p>
        </text:list-item>
        <text:list-item>
          <text:p text:style-name="P4"><text:span text:style-name="T2">Should be continuously involved in the development process by executing the tests regularly</text:span></text:p>
        </text:list-item>
        <text:list-item>
          <text:p text:style-name="P4"><text:span text:style-name="T2">Knowledge of different automation tools so that most of code test can be automated</text:span></text:p>
        </text:list-item>
        <text:list-item>
          <text:p text:style-name="P4"><text:span text:style-name="T2">Regularly give the feedbacks to the development team </text:span></text:p>
        </text:list-item>
        <text:list-item>
          <text:p text:style-name="P4"><text:span text:style-name="T2">Ready to learn new testing tools which helps his/her growth as well as organization growth</text:span></text:p>
        </text:list-item>
      </text:list>
      <text:p text:style-name="P5"><text:span text:style-name="T2"/></text:p>
      <text:p text:style-name="P6"><text:span text:style-name="T2">2.<text:tab/>What is Test Driven Development (TDD) and how much does it help add business value?</text:span></text:p>
      <text:p text:style-name="P8"><text:span text:style-name="T4">Ans :<text:tab/></text:span><text:span text:style-name="T7">TDD is the combination of the TFD(Test First Design) and Refactoring.Here we </text:span>write a test before writ<text:span text:style-name="T5">ing </text:span><text:s/><text:span text:style-name="T5">the production code for the specific test case. It r</text:span>elies on the repetition of a very short development cycle <text:span text:style-name="T5">which is more suitable in the agile development environment.</text:span></text:p>
      <text:p text:style-name="P8"/>
      <text:list xml:id="list8857296396549137424" text:style-name="L2">
        <text:list-item>
          <text:p text:style-name="P7">Using TDD purely for any project makes sure that the debugger is very rarely used which in turns reduce the cost of the project.</text:p>
        </text:list-item>
        <text:list-item>
          <text:p text:style-name="P16">TDD allows the developers to add innovative features very easily during the development processes that is nothing but the quick respond to changes.</text:p>
        </text:list-item>
        <text:list-item>
          <text:p text:style-name="P16">TDD helps developers to concentrate on the current task what they are doing instead of looking at the system as a whole </text:p>
        </text:list-item>
        <text:list-item>
          <text:p text:style-name="P17">Helps to encourage team collaboration without any internal conflicts that may increase the process efficiency</text:p>
        </text:list-item>
        <text:list-item>
          <text:p text:style-name="P17">Promotes more test codes which ensures the correctness of the code</text:p>
        </text:list-item>
        <text:list-item>
          <text:p text:style-name="P17">Maintaining the test cases becomes easier</text:p>
        </text:list-item>
      </text:list>
      <text:p text:style-name="P6"><text:span text:style-name="T6"/></text:p>
      <text:p text:style-name="P18"><text:span text:style-name="T10">3.<text:tab/>What is CI? What is the effect of CI in schedule?</text:span></text:p>
      <text:p text:style-name="P19"><text:span text:style-name="T10">Ans :<text:tab/>Continuous Integration provides frequent verification and notification of changes to the code and application. </text:span><text:span text:style-name="T11">It </text:span><text:span text:style-name="T10">automatically compiles, test and validates the components of </text:span><text:span text:style-name="T11">the desired</text:span><text:span text:style-name="T10"> solution whenever a components changes. </text:span><text:span text:style-name="T11">Benefit of CI is that medium amount effort is required here </text:span><text:span text:style-name="T12">and immediate testing of all the changes is done.</text:span></text:p>
      <text:p text:style-name="P19"><text:span text:style-name="T11"/></text:p>
      <text:p text:style-name="P20"><text:span text:style-name="T10">Effect of CI in schedule is :</text:span></text:p>
      <text:list xml:id="list5638169971206722380" text:style-name="L3">
        <text:list-item>
          <text:p text:style-name="P21"><text:span text:style-name="T10">Improves the project completion process by developing the project in more efficient way</text:span></text:p>
        </text:list-item>
        <text:list-item>
          <text:p text:style-name="P21"><text:span text:style-name="T10">It follows approach where the testing is combined with the code development processes</text:span></text:p>
        </text:list-item>
        <text:list-item>
          <text:p text:style-name="P21"><text:span text:style-name="T10">Generaly, the entire code is developed first and then only testing of that code is done which may slow down the development process because if there is any delay in code development then it will affect the testing process also</text:span></text:p>
        </text:list-item>
        <text:list-item>
          <text:p text:style-name="P21"><text:soft-page-break/><text:span text:style-name="T10">In CI, coding and testing is carried out simultaneously which enhances the project development process because here any delay in code development will not affect the testing process </text:span></text:p>
        </text:list-item>
        <text:list-item>
          <text:p text:style-name="P22"><text:span text:style-name="T10">Project can be released faster than when following normal approach <text:s/></text:span></text:p>
          <text:p text:style-name="P22"><text:span text:style-name="T10"/></text:p>
          <text:p text:style-name="P11"><text:span text:style-name="T22">4. </text:span><text:span text:style-name="T23">What is configuration management? a.Name some sample tools available for version control? b.How does version control help in agile projects?</text:span></text:p>
          <text:p text:style-name="P23"><text:span text:style-name="T8">Ans : <text:s/></text:span></text:p>
        </text:list-item>
        <text:list-item>
          <text:p text:style-name="P23"><text:span text:style-name="T23">Configuration management (CM) is a system engineering process </text:span><text:span text:style-name="T24">to</text:span><text:span text:style-name="T23"> establish and maintain consistency of a product's performance, functional, and physical attributes with its requirements, design, and operational information throughout its life </text:span><text:span text:style-name="T24">cycle</text:span><text:span text:style-name="T23">.</text:span></text:p>
        </text:list-item>
        <text:list-item>
          <text:p text:style-name="P23"><text:span text:style-name="T23">I</text:span><text:span text:style-name="T24">t i</text:span><text:span text:style-name="T23">s the detailed recording and updating of information that describes an enterprise's </text:span><text:span text:style-name="T24">hardware</text:span><text:span text:style-name="T23"> and </text:span><text:span text:style-name="T24">software</text:span><text:span text:style-name="T23">. </text:span></text:p>
        </text:list-item>
      </text:list>
      <text:p text:style-name="P24"><text:span text:style-name="T24"/></text:p>
      <text:p text:style-name="P24"><text:span text:style-name="T24">a) </text:span></text:p>
      <text:list xml:id="list5883402497331085264" text:style-name="L4">
        <text:list-item>
          <text:p text:style-name="P25"><text:span text:style-name="T24">G</text:span><text:span text:style-name="T23">it</text:span></text:p>
        </text:list-item>
        <text:list-item>
          <text:p text:style-name="P25"><text:span text:style-name="T23">Subversio</text:span></text:p>
        </text:list-item>
        <text:list-item>
          <text:p text:style-name="P26"><text:span text:style-name="T23">Team Foundation Server(TFS)</text:span></text:p>
        </text:list-item>
        <text:list-item>
          <text:p text:style-name="P26"><text:span text:style-name="T23">Mercurial</text:span></text:p>
        </text:list-item>
        <text:list-item>
          <text:p text:style-name="P26"><text:span text:style-name="T23">Revision Control System (RCS)</text:span></text:p>
        </text:list-item>
        <text:list-item>
          <text:p text:style-name="P26"><text:span text:style-name="T23">Concurrent Version System (CVS)</text:span></text:p>
        </text:list-item>
      </text:list>
      <text:p text:style-name="P27"><text:span text:style-name="T23"/></text:p>
      <text:p text:style-name="P28"><text:span text:style-name="T25">b)<text:tab/></text:span></text:p>
      <text:list xml:id="list4805265144215180082" text:style-name="L5">
        <text:list-item>
          <text:p text:style-name="P9"><text:span text:style-name="T32">H</text:span><text:span text:style-name="T31">elps coordinate/</text:span><text:span text:style-name="T32">make</text:span><text:span text:style-name="T31"> changes to </text:span><text:span text:style-name="T32">data/code</text:span><text:span text:style-name="T31"> and also provides a </text:span><text:span text:style-name="T32">backup</text:span><text:span text:style-name="T31"> of changes.</text:span></text:p>
        </text:list-item>
        <text:list-item>
          <text:p text:style-name="P10"><text:span text:style-name="T31">H</text:span><text:span text:style-name="T30">elps to </text:span><text:span text:style-name="T33">compare</text:span><text:span text:style-name="T30"> the original code and the updated code </text:span><text:span text:style-name="T33">and look for the changes done to the code</text:span></text:p>
        </text:list-item>
        <text:list-item>
          <text:p text:style-name="P12"><text:span text:style-name="T27">Changes to the individual modules can be easily made in such a way that it won’t affect the remaining portions</text:span></text:p>
        </text:list-item>
        <text:list-item>
          <text:p text:style-name="P13"><text:span text:style-name="T23">It is always better to have the codes in versions for every change done to the code because we may require particular version of the code to modify it to the desired one</text:span></text:p>
        </text:list-item>
        <text:list-item>
          <text:p text:style-name="P13"><text:span text:style-name="T23">Several teams work on the same modules of a project. This could lead to code integration issues without proper communication among the teams.Version control can be used to avoid this problem.</text:span></text:p>
        </text:list-item>
      </text:list>
      <text:p text:style-name="P14"><text:span text:style-name="T23"/></text:p>
      <text:p text:style-name="P15"><text:span text:style-name="T23">5.<text:tab/>Describe Automated Testing vs Deployment Automation?</text:span></text:p>
      <text:p text:style-name="P29"><text:span text:style-name="T9">Ans :<text:tab/>Automated Testing c</text:span><text:span text:style-name="T23">an avoid the manual effort required to test each feature of </text:span><text:span text:style-name="T28">a</text:span><text:span text:style-name="T23"> </text:span><text:span text:style-name="T28">project</text:span><text:span text:style-name="T23"> by automating the tests and can therefore release features and enhancements more frequently.</text:span><text:span text:style-name="T28">It i</text:span><text:span text:style-name="T34">s used to simplify the testing effort. Automated testing tools are capable of executing tests, reporting outcomes and comparing results with earlier test runs. Tests carried out with these tools can be run repeatedly, at any time of day. </text:span><text:span text:style-name="T35">It inlvoves unit test</text:span><text:span text:style-name="T36">ing</text:span><text:span text:style-name="T35">, integration test</text:span><text:span text:style-name="T36">ing</text:span><text:span text:style-name="T35"> </text:span><text:span text:style-name="T36">and acceptance testing. Unit Test deals with the small parts of codes and test them as and when they are developed. Integration testing checks/tests the working behaviour of the different components when they are integrated together</text:span><text:span text:style-name="T13">.</text:span><text:span text:style-name="T14"> In acceptance testing complete segments of a system</text:span><text:span text:style-name="T17"> is tested t</text:span><text:span text:style-name="T14">o ensure it meets the business needs. Automated testing has several benefits such as it enables rapid discovery of root cause, reduce defect rate, saves time in system test, testing starts early in cycle etc.</text:span></text:p>
      <text:p text:style-name="Standard"/>
      <text:p text:style-name="P31"><text:span text:style-name="T37">Deployment Testing </text:span><text:span text:style-name="T38">is used to improve the speed and quality of software releases, and address the challenges of manual software deployment. </text:span><text:span text:style-name="T37">It </text:span><text:span text:style-name="T15">allows applications to be deployed across the </text:span><text:soft-page-break/><text:span text:style-name="T15">various environments used in the development process, as well as the final production environments. </text:span><text:span text:style-name="T16">It </text:span><text:span text:style-name="T15">enable</text:span><text:span text:style-name="T16">s</text:span><text:span text:style-name="T15"> the business to develop faster, accomplish more, and ultimately build better software that is deployed more frequently and functions more reliably for the end-user.</text:span><text:span text:style-name="T16">It is defined as a </text:span><text:span text:style-name="T18">Push button deployment capabilities</text:span><text:span text:style-name="T15">. It reduces complexity and risk by using standarised scripts. It can also reduce the overall cost. </text:span><text:span text:style-name="T16">Automated Deployment requires high efforts to implement it. Some of the Automated Deployment tools are FluentMigrator</text:span><text:span text:style-name="T20">, Puppet, Octopus. </text:span><text:span text:style-name="T21">Some of the benefits are :Reduces complexity by using standardized script, reduces risk by re running the same script, reduces cost etc.</text:span></text:p>
      <text:p text:style-name="Standard"><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StarSymbol" svg:font-family="StarSymbol" style:font-charset="x-symbol"/>
    <style:font-face style:name="Liberation Serif1" svg:font-family="'Liberation Serif', serif"/>
    <style:font-face style:name="OpenSymbol" svg:font-family="OpenSymbol, 'Arial Unicode MS'"/>
    <style:font-face style:name="Symbol" svg:font-family="Symbol"/>
    <style:font-face style:name="sans-serif1" svg:font-family="sans-serif"/>
    <style:font-face style:name="sans-serif" svg:font-family="sans-serif, Arial"/>
    <style:font-face style:name="FreeSans1" svg:font-family="FreeSans" style:font-family-generic="swiss"/>
    <style:font-face style:name="Sans serif" svg:font-family="'Sans serif', 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3z0" style:family="text">
      <style:text-properties style:font-name="Symbol" fo:font-family="Symbol" fo:font-size="13.5pt" style:font-size-asian="13.5pt"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6T16:14:04.622322214</meta:creation-date>
    <dc:date>2016-08-26T19:26:59.514543193</dc:date>
    <meta:editing-duration>PT12M42S</meta:editing-duration>
    <meta:editing-cycles>2</meta:editing-cycles>
    <meta:generator>LibreOffice/5.1.4.2$Linux_X86_64 LibreOffice_project/10m0$Build-2</meta:generator>
    <meta:document-statistic meta:table-count="0" meta:image-count="0" meta:object-count="0" meta:page-count="3" meta:paragraph-count="48" meta:word-count="995" meta:character-count="6004" meta:non-whitespace-character-count="5075"/>
  </office:meta>
</office:document-meta>
</file>